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B5544467575D75B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5.89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9cm" svg:height="10.44cm" svg:x="1cm" svg:y="0.441cm">
          <draw:image xlink:href="Pictures/1000000000000BD000000FC0B5544467575D75B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7:52:01.054862285</dc:date>
    <meta:editing-duration>PT2M52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